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er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Transformer.structurerProcessingStart( Attributes attr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DispatcherTransformer.appendChildToResultIterator( Document root , NodeList finalContent , Node xpath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Transformer.endCDATA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patcherTransformer.contractProcessingEnd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DispatcherTransformer.release( Sourc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Transformer.getInputSource( final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Transformer.getValidi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ispatcherTransformer.launchStoredMapp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Transformer.launchStoredMappingsDispatc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ispatcherTransformer.local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Transformer.Dispatcher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Transformer.store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Transform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ispatcherTransformer.startElement( String uri , String name , String raw , Attributes att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ispatcher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Transformer.propertyProcessingStart( String uri , String name , String raw , Attributes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ispatcherTransformer.structurerProcessingEnd( String ra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ispatcherTransformer.contractProcessingStart( Attributes attr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DispatcherTransformer.setup( SourceResolver resolver , Map objectModel , String src , Parameters pa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DispatcherTransformer.createXpathNode( String temp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Transformer.createXpathNode( Attributes attr , String temp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patcherTransformer.appendChildToResult( Document root , NodeList finalContent , Node xpathNode , int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patcher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Transformer.characters( char c [ ] , int start , int l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patcherTransformer.startCDATA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ispatcherTransformer.propertyProcessingEnd( String uri , String name , String ra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ispatcherTransformer.endElement( String uri , String name , String raw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ispatcherTransformer.resolve( String href , String bas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DispatcherTransformer.hookProcessingStart( String name , String raw , Attributes at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ispatcherTransformer.startPrefixMapping( String prefix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